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4" style:family="paragraph" style:parent-style-name="Standard">
      <style:paragraph-properties fo:line-height="115%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3pt" style:font-name-asian="Times New Roman" style:font-size-asian="13pt" style:font-name-complex="Times New Roman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<text:span text:style-name="T1">USER(</text:span><text:span text:style-name="T2">username</text:span><text:span text:style-name="T1">, name, dob, phone, address, password, email)</text:span></text:p>
      <text:p text:style-name="P2"/>
      <text:p text:style-name="P1"><text:span text:style-name="T1">MANAGER(</text:span><text:span text:style-name="T2">username, id</text:span><text:span text:style-name="T1">)</text:span></text:p>
      <text:p text:style-name="P3"><text:span text:style-name="T1"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/text:p>
      <text:p text:style-name="P2"/>
      <text:p text:style-name="P1"><text:span text:style-name="T1">EMPLOYEE(</text:span><text:span text:style-name="T2">username, id</text:span><text:span text:style-name="T1">)</text:span></text:p>
      <text:p text:style-name="P1"><text:span text:style-name="T1"><text:tab/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/text:p>
      <text:p text:style-name="P2"/>
      <text:p text:style-name="P1"><text:span text:style-name="T1">CUSTOMER(</text:span><text:span text:style-name="T2">username</text:span><text:span text:style-name="T1">)</text:span></text:p>
      <text:p text:style-name="P3"><text:span text:style-name="T1"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text:span text:style-name="T1"><text:tab/></text:span></text:p>
      <text:p text:style-name="P2"/>
      <text:p text:style-name="P1"><text:span text:style-name="T1">CART(</text:span><text:span text:style-name="T2">cartID</text:span><text:span text:style-name="T1">, createdby, username, totalprice) </text:span></text:p>
      <text:p text:style-name="P3"><text:span text:style-name="T1">-</text:span><text:span text:style-name="T1">fk</text:span><text:span text:style-name="T1"> </text:span><text:span text:style-name="T1">username</text:span><text:span text:style-name="T1"> </text:span><text:span text:style-name="T1">references</text:span><text:span text:style-name="T1"> </text:span><text:span text:style-name="T1">USER</text:span><text:span text:style-name="T1"><text:tab/></text:span></text:p>
      <text:p text:style-name="P2"/>
      <text:p text:style-name="P1"><text:span text:style-name="T1">ORDER(</text:span><text:span text:style-name="T2">orderID</text:span><text:span text:style-name="T1">, createdby, date, totalPrice, username, id</text:span></text:p>
      <text:p text:style-name="P3"><text:span text:style-name="T1">-</text:span><text:span text:style-name="T1">fk</text:span><text:span text:style-name="T1"> (</text:span><text:span text:style-name="T1">username</text:span><text:span text:style-name="T1">, </text:span><text:span text:style-name="T1">id</text:span><text:span text:style-name="T1">) </text:span><text:span text:style-name="T1">references</text:span><text:span text:style-name="T1"> </text:span><text:span text:style-name="T1">MANAGER</text:span><text:span text:style-name="T1"> </text:span></text:p>
      <text:p text:style-name="P2"><text:tab/></text:p>
      <text:p text:style-name="P1"><text:span text:style-name="T1">PROCESS(</text:span><text:span text:style-name="T2">cartID, orderID</text:span><text:span text:style-name="T1">)</text:span></text:p>
      <text:p text:style-name="P1"><text:span text:style-name="T1"><text:tab/>-</text:span><text:span text:style-name="T1">fk</text:span><text:span text:style-name="T1"> </text:span><text:span text:style-name="T1">cartID</text:span><text:span text:style-name="T1"> </text:span><text:span text:style-name="T1">references</text:span><text:span text:style-name="T1"> </text:span><text:span text:style-name="T1">CART</text:span></text:p>
      <text:p text:style-name="P1"><text:span text:style-name="T1"><text:tab/> <text:s text:c="4"/></text:span><text:span text:style-name="T1">orderID</text:span><text:span text:style-name="T1"> </text:span><text:span text:style-name="T1">reference</text:span><text:span text:style-name="T1"> </text:span><text:span text:style-name="T1">ORDER</text:span></text:p>
      <text:p text:style-name="P2"/>
      <text:p text:style-name="P1"><text:span text:style-name="T1">CONTAINS(</text:span><text:span text:style-name="T2">cartID</text:span><text:span text:style-name="T1">, productNum, barcode)</text:span></text:p>
      <text:p text:style-name="P1"><text:span text:style-name="T1"><text:tab/>-</text:span><text:span text:style-name="T1">fk</text:span><text:span text:style-name="T1"> (</text:span><text:span text:style-name="T1">productNum</text:span><text:span text:style-name="T1">, </text:span><text:span text:style-name="T1">barcode</text:span><text:span text:style-name="T1">) </text:span><text:span text:style-name="T1">references</text:span><text:span text:style-name="T1"> </text:span><text:span text:style-name="T1">ITEMS</text:span></text:p>
      <text:p text:style-name="P1"><text:span text:style-name="T1"><text:tab/> <text:s text:c="4"/></text:span><text:span text:style-name="T1">cartID</text:span><text:span text:style-name="T1"> </text:span><text:span text:style-name="T1">reference</text:span><text:span text:style-name="T1"> </text:span><text:span text:style-name="T1">CART</text:span></text:p>
      <text:p text:style-name="P2"/>
      <text:p text:style-name="P1"><text:span text:style-name="T1">ITEMS(</text:span><text:span text:style-name="T2">productNum,</text:span><text:span text:style-name="T1"> barcode, name, descripton, salesPrice, purchasePrice)</text:span></text:p>
      <text:p text:style-name="P2"/>
      <text:p text:style-name="P1"><text:span text:style-name="T1">LOCATION(</text:span><text:span text:style-name="T2">storeNum,</text:span><text:span text:style-name="T1"> name, address, phone, hours, department)</text:span></text:p>
      <text:p text:style-name="P2"><text:tab/></text:p>
      <text:p text:style-name="P1"><text:span text:style-name="T1">LOCATED(</text:span><text:span text:style-name="T2">productNum, barcode, storeNum</text:span><text:span text:style-name="T1">)</text:span></text:p>
      <text:p text:style-name="P3"><text:span text:style-name="T1">-</text:span><text:span text:style-name="T1">fk</text:span><text:span text:style-name="T1"> (</text:span><text:span text:style-name="T1">productNum</text:span><text:span text:style-name="T1">, </text:span><text:span text:style-name="T1">barcode</text:span><text:span text:style-name="T1">) </text:span><text:span text:style-name="T1">references</text:span><text:span text:style-name="T1"> </text:span><text:span text:style-name="T1">ITEMS</text:span><text:span text:style-name="T1"><text:tab/></text:span></text:p>
      <text:p text:style-name="P1"><text:span text:style-name="T1"><text:tab/> <text:s text:c="4"/></text:span><text:span text:style-name="T1">storeNum</text:span><text:span text:style-name="T1"> </text:span><text:span text:style-name="T1">references</text:span><text:span text:style-name="T1"> </text:span><text:span text:style-name="T1">LOCATION</text:span></text:p>
      <text:p text:style-name="P2"/>
      <text:p text:style-name="P1"><text:span text:style-name="T1">STORE(</text:span><text:span text:style-name="T2">storeNum</text:span><text:span text:style-name="T1">)</text:span></text:p>
      <text:p text:style-name="P1"><text:span text:style-name="T1"><text:tab/>-</text:span><text:span text:style-name="T1">fk</text:span><text:span text:style-name="T1"> </text:span><text:span text:style-name="T1">storeNum</text:span><text:span text:style-name="T1"> </text:span><text:span text:style-name="T1">references</text:span><text:span text:style-name="T1"> </text:span><text:span text:style-name="T1">LOCATION</text:span></text:p>
      <text:p text:style-name="P2"/>
      <text:p text:style-name="P1"><text:span text:style-name="T1">WAREHOUSE(</text:span><text:span text:style-name="T2">storeNum</text:span><text:span text:style-name="T1">)</text:span></text:p>
      <text:p text:style-name="P3"><text:span text:style-name="T1">-</text:span><text:span text:style-name="T1">fk</text:span><text:span text:style-name="T1"> </text:span><text:span text:style-name="T1">storeNum</text:span><text:span text:style-name="T1"> </text:span><text:span text:style-name="T1">references</text:span><text:span text:style-name="T1"> </text:span><text:span text:style-name="T1">LOCATION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M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MT2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 <text:tab/> <text:tab/></text:p>
        <text:p text:style-name="MP2"><text:span text:style-name="MT1">3660 Group Project<text:tab/> <text:s/><text:tab/><text:tab/></text:span><text:span text:style-name="MT2">ER model</text:span><text:span text:style-name="MT1"><text:tab/> <text:s text:c="5"/>Camara Lerner, Chris Pinter, David Fox</text:span></text:p>
        <text:p text:style-name="MP3">Inventory Management System<text:tab/><text:tab/><text:tab/><text:tab/><text:tab/><text:tab/> <text:s text:c="15"/>1 Mar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/>
    <meta:initial-creator/>
    <dc:creator>David Fox</dc:creator>
    <meta:editing-cycles>3</meta:editing-cycles>
    <dc:date>2014-03-08T13:04:46</dc:date>
    <meta:editing-duration>PT3M5S</meta:editing-duration>
    <meta:document-statistic meta:table-count="0" meta:image-count="0" meta:object-count="0" meta:page-count="1" meta:paragraph-count="31" meta:word-count="113" meta:character-count="1048" meta:non-whitespace-character-count="897"/>
  </office:meta>
</office:document-meta>
</file>